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Yes, we can implement logistic regression from scratch! This is a great way to understand the underlying mechanics of the algorithm. I will guide you through the steps to implement **binary logistic regression** first. Once you have that, we can extend it to **multinomial logistic regression**.</text:p>
      <text:p text:style-name="Normal"/>
      <text:p text:style-name="Normal">### Steps to Implement Logistic Regression from Scratch:</text:p>
      <text:p text:style-name="Normal"/>
      <text:p text:style-name="Normal">1. **Sigmoid Function**: The logistic regression model uses the sigmoid function to map predictions to probabilities.</text:p>
      <text:p text:style-name="Normal">2. **Cost Function**: We will use the **log-loss** (or **binary cross-entropy**) as our cost function.</text:p>
      <text:p text:style-name="Normal">3. **Gradient Descent**: To optimize the weights, we will use **gradient descent** to minimize the cost function.</text:p>
      <text:p text:style-name="Normal">4. **Training the Model**: We will update the weights iteratively using the gradient descent algorithm.</text:p>
      <text:p text:style-name="Normal"/>
      <text:p text:style-name="Normal">Let’s walk through this step by step!</text:p>
      <text:p text:style-name="Normal"/>
      <text:p text:style-name="Normal">---</text:p>
      <text:p text:style-name="Normal"/>
      <text:p text:style-name="Normal">### 1. Import Libraries</text:p>
      <text:p text:style-name="Normal"/>
      <text:p text:style-name="Normal">We'll need just a few libraries: `numpy` for calculations and `matplotlib` for visualization.</text:p>
      <text:p text:style-name="Normal"/>
      <text:p text:style-name="Normal">```python</text:p>
      <text:p text:style-name="Normal">import numpy as np</text:p>
      <text:p text:style-name="Normal">import matplotlib.pyplot as plt</text:p>
      <text:p text:style-name="Normal">```</text:p>
      <text:p text:style-name="Normal"/>
      <text:soft-page-break/>
      <text:p text:style-name="Normal">---</text:p>
      <text:p text:style-name="Normal"/>
      <text:p text:style-name="Normal">### 2. Sigmoid Function</text:p>
      <text:p text:style-name="Normal"/>
      <text:p text:style-name="Normal">The **sigmoid function** is used to convert any real-valued number to a probability value between 0 and 1.</text:p>
      <text:p text:style-name="Normal"/>
      <text:p text:style-name="Normal">```python</text:p>
      <text:p text:style-name="Normal">def sigmoid(z):</text:p>
      <text:p text:style-name="Normal"><text:s text:c="4"/>return 1 / (1 + np.exp(-z))</text:p>
      <text:p text:style-name="Normal">```</text:p>
      <text:p text:style-name="Normal"/>
      <text:p text:style-name="Normal">---</text:p>
      <text:p text:style-name="Normal"/>
      <text:p text:style-name="Normal">### 3. Cost Function (Log Loss)</text:p>
      <text:p text:style-name="Normal"/>
      <text:p text:style-name="Normal">The **log loss** (binary cross-entropy) is the cost function used for binary classification in logistic regression. It measures the difference between the predicted probability and the true class label.</text:p>
      <text:p text:style-name="Normal"/>
      <text:p text:style-name="Normal">For binary logistic regression, the log loss is defined as:</text:p>
      <text:p text:style-name="Normal"/>
      <text:p text:style-name="Normal">\[</text:p>
      <text:p text:style-name="Normal">J(\theta) = -\frac{1}{m} \sum_{i=1}^{m} \left[ y_i \log(h_\theta(x_i)) + (1 - y_i) \log(1 - h_\theta(x_i)) \right]</text:p>
      <text:p text:style-name="Normal">\]</text:p>
      <text:p text:style-name="Normal"/>
      <text:p text:style-name="Normal">Where:</text:p>
      <text:p text:style-name="Normal">- \( m \) = number of training examples</text:p>
      <text:soft-page-break/>
      <text:p text:style-name="Normal">- \( y_i \) = true label of the \(i^{th}\) example (0 or 1)</text:p>
      <text:p text:style-name="Normal">- \( h_\theta(x_i) \) = predicted probability using the sigmoid function</text:p>
      <text:p text:style-name="Normal"/>
      <text:p text:style-name="Normal">Here’s the implementation:</text:p>
      <text:p text:style-name="Normal"/>
      <text:p text:style-name="Normal">```python</text:p>
      <text:p text:style-name="Normal">def compute_cost(X, y, theta):</text:p>
      <text:p text:style-name="Normal"><text:s text:c="4"/>m = len(y)</text:p>
      <text:p text:style-name="Normal"><text:s text:c="4"/>h = sigmoid(np.dot(X, theta))</text:p>
      <text:p text:style-name="Normal"><text:s text:c="4"/>cost = - (1/m) * np.sum(y * np.log(h) + (1 - y) * np.log(1 - h))</text:p>
      <text:p text:style-name="Normal"><text:s text:c="4"/>return cost</text:p>
      <text:p text:style-name="Normal">```</text:p>
      <text:p text:style-name="Normal"/>
      <text:p text:style-name="Normal">---</text:p>
      <text:p text:style-name="Normal"/>
      <text:p text:style-name="Normal">### 4. Gradient Descent</text:p>
      <text:p text:style-name="Normal"/>
      <text:p text:style-name="Normal">The **gradient descent** algorithm is used to minimize the cost function by updating the model parameters (weights). The weight updates are done using the following rule:</text:p>
      <text:p text:style-name="Normal"/>
      <text:p text:style-name="Normal">\[</text:p>
      <text:p text:style-name="Normal">\theta_j = \theta_j - \alpha \frac{\partial J(\theta)}{\partial \theta_j}</text:p>
      <text:p text:style-name="Normal">\]</text:p>
      <text:p text:style-name="Normal"/>
      <text:p text:style-name="Normal">Where:</text:p>
      <text:p text:style-name="Normal">- \( \alpha \) is the learning rate</text:p>
      <text:p text:style-name="Normal">- \( \frac{\partial J(\theta)}{\partial \theta_j} \) is the gradient of the cost function with respect to \( \theta_j \)</text:p>
      <text:p text:style-name="Normal"/>
      <text:soft-page-break/>
      <text:p text:style-name="Normal">To compute the gradient, we differentiate the cost function with respect to \( \theta \):</text:p>
      <text:p text:style-name="Normal"/>
      <text:p text:style-name="Normal">\[</text:p>
      <text:p text:style-name="Normal">\frac{\partial J(\theta)}{\partial \theta_j} = \frac{1}{m} \sum_{i=1}^{m} (h_\theta(x_i) - y_i) x_{ij}</text:p>
      <text:p text:style-name="Normal">\]</text:p>
      <text:p text:style-name="Normal"/>
      <text:p text:style-name="Normal">Now, let’s implement the gradient descent function:</text:p>
      <text:p text:style-name="Normal"/>
      <text:p text:style-name="Normal">```python</text:p>
      <text:p text:style-name="Normal">def gradient_descent(X, y, theta, alpha, iterations):</text:p>
      <text:p text:style-name="Normal"><text:s text:c="4"/>m = len(y)</text:p>
      <text:p text:style-name="Normal"><text:s text:c="4"/>cost_history = []</text:p>
      <text:p text:style-name="Normal"/>
      <text:p text:style-name="Normal"><text:s text:c="4"/>for i in range(iterations):</text:p>
      <text:p text:style-name="Normal"><text:s text:c="8"/>h = sigmoid(np.dot(X, theta))</text:p>
      <text:p text:style-name="Normal"><text:s text:c="8"/>gradient = (1/m) * np.dot(X.T, (h - y))</text:p>
      <text:p text:style-name="Normal"><text:s text:c="8"/>theta -= alpha * gradient</text:p>
      <text:p text:style-name="Normal"><text:s text:c="8"/></text:p>
      <text:p text:style-name="Normal"><text:s text:c="8"/># Save the cost for visualization</text:p>
      <text:p text:style-name="Normal"><text:s text:c="8"/>cost_history.append(compute_cost(X, y, theta))</text:p>
      <text:p text:style-name="Normal"><text:s text:c="8"/></text:p>
      <text:p text:style-name="Normal"><text:s text:c="4"/>return theta, cost_history</text:p>
      <text:p text:style-name="Normal">```</text:p>
      <text:p text:style-name="Normal"/>
      <text:p text:style-name="Normal">---</text:p>
      <text:p text:style-name="Normal"/>
      <text:p text:style-name="Normal">### 5. Model Training and Prediction</text:p>
      <text:p text:style-name="Normal"/>
      <text:p text:style-name="Normal">Now, let's train the model with some training data, update the parameters using gradient descent, and make predictions.</text:p>
      <text:p text:style-name="Normal"/>
      <text:p text:style-name="Normal">```python</text:p>
      <text:p text:style-name="Normal">def logistic_regression(X, y, alpha=0.01, iterations=1000):</text:p>
      <text:p text:style-name="Normal"><text:s text:c="4"/># Add a column of ones to the X matrix for the intercept term (theta_0)</text:p>
      <text:p text:style-name="Normal"><text:s text:c="4"/>X = np.hstack((np.ones((X.shape[0], 1)), X))</text:p>
      <text:p text:style-name="Normal"><text:s text:c="4"/></text:p>
      <text:p text:style-name="Normal"><text:s text:c="4"/># Initialize theta (weights)</text:p>
      <text:p text:style-name="Normal"><text:s text:c="4"/>theta = np.zeros(X.shape[1])</text:p>
      <text:p text:style-name="Normal"/>
      <text:p text:style-name="Normal"><text:s text:c="4"/># Perform gradient descent to optimize the weights</text:p>
      <text:p text:style-name="Normal"><text:s text:c="4"/>theta, cost_history = gradient_descent(X, y, theta, alpha, iterations)</text:p>
      <text:p text:style-name="Normal"><text:s text:c="4"/></text:p>
      <text:p text:style-name="Normal"><text:s text:c="4"/>return theta, cost_history</text:p>
      <text:p text:style-name="Normal">```</text:p>
      <text:p text:style-name="Normal"/>
      <text:p text:style-name="Normal">---</text:p>
      <text:p text:style-name="Normal"/>
      <text:p text:style-name="Normal">### 6. Example with Data</text:p>
      <text:p text:style-name="Normal"/>
      <text:p text:style-name="Normal">Let's use a small example dataset to train the logistic regression model. In this case, we are predicting if someone would vote for **Green** (1) or **Red** (0).</text:p>
      <text:p text:style-name="Normal"/>
      <text:p text:style-name="Normal">```python</text:p>
      <text:p text:style-name="Normal"># Example dataset: Age and education level (encoded as numbers)</text:p>
      <text:p text:style-name="Normal">X = np.array([[22, 1], [25, 2], [30, 1], [35, 2], [40, 1], [45, 2], [50, 1]])</text:p>
      <text:p text:style-name="Normal">y = np.array([0, 0, 1, 1, 0, 1, 0]) <text:s/># Target variable (0 = Red, 1 = Green)</text:p>
      <text:p text:style-name="Normal"/>
      <text:p text:style-name="Normal"># Train the model</text:p>
      <text:p text:style-name="Normal">theta, cost_history = logistic_regression(X, y, alpha=0.1, iterations=1000)</text:p>
      <text:p text:style-name="Normal"/>
      <text:p text:style-name="Normal">print("Final Theta:", theta)</text:p>
      <text:p text:style-name="Normal">```</text:p>
      <text:p text:style-name="Normal"/>
      <text:p text:style-name="Normal">This will output the trained weights (theta) and give you insight into how each feature (e.g., age, education) affects the outcome.</text:p>
      <text:p text:style-name="Normal"/>
      <text:p text:style-name="Normal">---</text:p>
      <text:p text:style-name="Normal"/>
      <text:p text:style-name="Normal">### 7. Visualizing the Cost Function</text:p>
      <text:p text:style-name="Normal"/>
      <text:p text:style-name="Normal">To visualize how the cost function evolves during training:</text:p>
      <text:p text:style-name="Normal"/>
      <text:p text:style-name="Normal">```python</text:p>
      <text:p text:style-name="Normal">plt.plot(range(1, len(cost_history)+1), cost_history)</text:p>
      <text:p text:style-name="Normal">plt.xlabel("Iterations")</text:p>
      <text:p text:style-name="Normal">plt.ylabel("Cost")</text:p>
      <text:p text:style-name="Normal">plt.title("Cost Function during Training")</text:p>
      <text:p text:style-name="Normal">plt.show()</text:p>
      <text:p text:style-name="Normal">```</text:p>
      <text:p text:style-name="Normal"/>
      <text:p text:style-name="Normal">---</text:p>
      <text:p text:style-name="Normal"/>
      <text:p text:style-name="Normal">### 8. Making Predictions</text:p>
      <text:p text:style-name="Normal"/>
      <text:soft-page-break/>
      <text:p text:style-name="Normal">Once the model is trained, you can use it to make predictions on new data points:</text:p>
      <text:p text:style-name="Normal"/>
      <text:p text:style-name="Normal">```python</text:p>
      <text:p text:style-name="Normal">def predict(X, theta):</text:p>
      <text:p text:style-name="Normal"><text:s text:c="4"/>X = np.hstack((np.ones((X.shape[0], 1)), X)) <text:s/># Add the intercept term</text:p>
      <text:p text:style-name="Normal"><text:s text:c="4"/>prob = sigmoid(np.dot(X, theta))</text:p>
      <text:p text:style-name="Normal"><text:s text:c="4"/>return [1 if p &gt;= 0.5 else 0 for p in prob] <text:s/># Return 1 if probability &gt;= 0.5 else 0</text:p>
      <text:p text:style-name="Normal"/>
      <text:p text:style-name="Normal"># Example prediction</text:p>
      <text:p text:style-name="Normal">new_data = np.array([[30, 1]]) <text:s/># Age = 30, Education = 1</text:p>
      <text:p text:style-name="Normal">prediction = predict(new_data, theta)</text:p>
      <text:p text:style-name="Normal">print("Prediction:", prediction)</text:p>
      <text:p text:style-name="Normal">```</text:p>
      <text:p text:style-name="Normal"/>
      <text:p text:style-name="Normal">---</text:p>
      <text:p text:style-name="Normal"/>
      <text:p text:style-name="Normal">### 9. Conclusion</text:p>
      <text:p text:style-name="Normal"/>
      <text:p text:style-name="Normal">We have implemented **binary logistic regression** from scratch! Here’s a summary of the steps:</text:p>
      <text:p text:style-name="Normal"/>
      <text:p text:style-name="Normal">1. **Sigmoid function** to map predictions between 0 and 1.</text:p>
      <text:p text:style-name="Normal">2. **Cost function** (log loss) to measure how well the model is performing.</text:p>
      <text:p text:style-name="Normal">3. **Gradient descent** to optimize the model weights.</text:p>
      <text:p text:style-name="Normal">4. **Training the model** using the dataset and making predictions.</text:p>
      <text:p text:style-name="Normal"/>
      <text:p text:style-name="Normal">If you have more than two categories in your target variable, you would need to extend this to **multinomial logistic regression**, but the core principles are very similar.</text:p>
      <text:p text:style-name="Normal"/>
      <text:soft-page-break/>
      <text:p text:style-name="Normal">Let me know if you want to continue with the multinomial version or if you need help with any other aspect of this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io Bab</meta:initial-creator>
    <dc:creator>Bio Bab</dc:creator>
    <meta:creation-date>2024-11-09T19:23:00Z</meta:creation-date>
    <dc:date>2024-11-09T19:23:00Z</dc:date>
    <meta:template xlink:href="Normal.dotm" xlink:type="simple"/>
    <meta:editing-cycles>1</meta:editing-cycles>
    <meta:editing-duration>PT0S</meta:editing-duration>
    <meta:document-statistic meta:page-count="8" meta:paragraph-count="11" meta:word-count="878" meta:character-count="5872" meta:row-count="41" meta:non-whitespace-character-count="5005"/>
  </office:meta>
</office:document-meta>
</file>